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c8c" officeooo:paragraph-rsid="000ccc8c"/>
    </style:style>
    <style:style style:name="P2" style:family="paragraph" style:parent-style-name="Standard">
      <style:paragraph-properties fo:text-align="justify" style:justify-single-word="false"/>
      <style:text-properties officeooo:rsid="00157870" officeooo:paragraph-rsid="000da1fb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57870" officeooo:paragraph-rsid="000da1fb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da1fb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3e653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e1420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dd8b5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7431a" officeooo:paragraph-rsid="000da1f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7431a" officeooo:paragraph-rsid="0013e653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e1420" officeooo:paragraph-rsid="000e1420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e1420" officeooo:paragraph-rsid="0013e653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e1420" officeooo:paragraph-rsid="0012e642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e1420" officeooo:paragraph-rsid="0027d1ef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8830c" officeooo:paragraph-rsid="000da1fb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da1fb" officeooo:paragraph-rsid="000da1fb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0dd8b5" officeooo:paragraph-rsid="000dd8b5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0dd8b5" officeooo:paragraph-rsid="000e1420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e774c" officeooo:paragraph-rsid="000e774c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0e774c" officeooo:paragraph-rsid="0012e642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2e642" officeooo:paragraph-rsid="0013e653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12e642" officeooo:paragraph-rsid="0012e642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12e642" officeooo:paragraph-rsid="002944c1"/>
    </style:style>
    <style:style style:name="T1" style:family="text">
      <style:text-properties officeooo:rsid="00157870"/>
    </style:style>
    <style:style style:name="T2" style:family="text">
      <style:text-properties officeooo:rsid="0017431a"/>
    </style:style>
    <style:style style:name="T3" style:family="text">
      <style:text-properties officeooo:rsid="000da1fb"/>
    </style:style>
    <style:style style:name="T4" style:family="text">
      <style:text-properties officeooo:rsid="000dd8b5"/>
    </style:style>
    <style:style style:name="T5" style:family="text">
      <style:text-properties officeooo:rsid="000dfdda"/>
    </style:style>
    <style:style style:name="T6" style:family="text">
      <style:text-properties officeooo:rsid="000e1420"/>
    </style:style>
    <style:style style:name="T7" style:family="text">
      <style:text-properties officeooo:rsid="000e774c"/>
    </style:style>
    <style:style style:name="T8" style:family="text">
      <style:text-properties officeooo:rsid="0012a92c"/>
    </style:style>
    <style:style style:name="T9" style:family="text">
      <style:text-properties officeooo:rsid="0012e6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ng runs protocol</text:p>
      <text:p text:style-name="P1"/>
      <text:p text:style-name="P2"/>
      <text:list xml:id="list2834136093" text:style-name="L1">
        <text:list-item>
          <text:p text:style-name="P3">Molecular dynamics software – LAMMPS</text:p>
          <text:p text:style-name="P3"/>
        </text:list-item>
        <text:list-item>
          <text:p text:style-name="P3">Force fields:</text:p>
          <text:p text:style-name="P3"/>
          <text:list>
            <text:list-item>
              <text:p text:style-name="P3">Cu</text:p>
              <text:list>
                <text:list-item>
                  <text:p text:style-name="P4"><text:span text:style-name="T1">Lennard-Jones (LJ), using p</text:span>arameters from “The molecular dynamic simulation on impact and friction characters of nanofluids with many nanoparticles system”, <text:a xlink:type="simple" xlink:href="https://www.researchgate.net/figure/LJ-potential-parameters-for-simulation_tbl1_51450660" text:style-name="Internet_20_link" text:visited-style-name="Visited_20_Internet_20_Link">https://www.researchgate.net/figure/LJ-potential-parameters-for-simulation_tbl1_51450660</text:a></text:p>
                </text:list-item>
              </text:list>
              <text:p text:style-name="P3"/>
            </text:list-item>
            <text:list-item>
              <text:p text:style-name="P4"><text:span text:style-name="T2">O</text:span><text:span text:style-name="T1">ctadecene</text:span></text:p>
              <text:list>
                <text:list-item>
                  <text:p text:style-name="P8">United atom model using LJ, parameters calculated using the TraPPE model, “Transferable Potentials for Phase Equilibria. 4. United-Atom Description of Linear and Branched Alkenes and Alkylbenzenes”,</text:p>
                  <text:p text:style-name="P8"><text:s/><text:a xlink:type="simple" xlink:href="https://pubs.acs.org/doi/10.1021/jp001044x" text:style-name="Internet_20_link" text:visited-style-name="Visited_20_Internet_20_Link">https://pubs.acs.org/doi/10.1021/jp001044x</text:a></text:p>
                </text:list-item>
                <text:list-item>
                  <text:p text:style-name="P5"><text:span text:style-name="T6">Coarse grained using LJ, parameters from “</text:span>Supra-Atomic Coarse-Grained GROMOS Force Field for Aliphatic Hydrocarbons in the Liquid Phase”,</text:p>
                  <text:p text:style-name="P9">https://pubs.acs.org/doi/10.1021/acs.jctc.5b00295</text:p>
                </text:list-item>
              </text:list>
              <text:p text:style-name="P10"/>
            </text:list-item>
            <text:list-item>
              <text:p text:style-name="P10">Hexadecane</text:p>
              <text:list>
                <text:list-item>
                  <text:p text:style-name="P6"><text:span text:style-name="T6">Coarse grained using LJ, parameters from “</text:span>Supra-Atomic Coarse-Grained GROMOS Force Field for Aliphatic Hydrocarbons in the Liquid Phase”,</text:p>
                  <text:p text:style-name="P6">https://pubs.acs.org/doi/10.1021/acs.jctc.5b00295</text:p>
                </text:list-item>
              </text:list>
            </text:list-item>
          </text:list>
          <text:p text:style-name="P14"/>
        </text:list-item>
        <text:list-item>
          <text:p text:style-name="P14">Structure desing:</text:p>
          <text:list>
            <text:list-header>
              <text:p text:style-name="P14"/>
            </text:list-header>
            <text:list-item>
              <text:p text:style-name="P15">xyz files for Cu and united atom octadecene created using Avogadro, pdb files created using OpenBabel at:</text:p>
              <text:p text:style-name="P15"><text:s/><text:a xlink:type="simple" xlink:href="http://www.cheminfo.org/Chemistry/Cheminformatics/FormatConverter/index.html" text:style-name="Internet_20_link" text:visited-style-name="Visited_20_Internet_20_Link">http://www.cheminfo.org/Chemistry/Cheminformatics/FormatConverter/index.html</text:a>,</text:p>
            </text:list-item>
          </text:list>
          <text:p text:style-name="P16"/>
        </text:list-item>
        <text:list-item>
          <text:p text:style-name="P16">Runs details:</text:p>
          <text:list>
            <text:list-header>
              <text:p text:style-name="P16"/>
            </text:list-header>
            <text:list-item>
              <text:p text:style-name="P16">noAdditive5000</text:p>
              <text:list>
                <text:list-item>
                  <text:p text:style-name="P17"><text:span text:style-name="T6">I</text:span><text:span text:style-name="T3">nitial locations generated using Packmol</text:span></text:p>
                </text:list-item>
                <text:list-item>
                  <text:p text:style-name="P7"><text:span text:style-name="T4">Started with npt with T=520, </text:span>Tdamp<text:span text:style-name="T4">=10</text:span><text:span text:style-name="T5">0</text:span><text:span text:style-name="T4">, P=1, Pdamp=1000, timestep=1, duration 2ns, Cu:solvent=1:50, replicate = 17^3</text:span></text:p>
                </text:list-item>
                <text:list-item>
                  <text:p text:style-name="P16">Checked energy convergence with nve, 100,000 steps.</text:p>
                </text:list-item>
              </text:list>
              <text:p text:style-name="P10"/>
            </text:list-item>
            <text:list-item>
              <text:p text:style-name="P10">Coarse-grained hexadecane</text:p>
              <text:list>
                <text:list-item>
                  <text:p text:style-name="P18">Mixing: 60 molecules of <text:span text:style-name="T6">hexadecane </text:span>using replicate, 1 atom of copper put randomly. Mixing <text:span text:style-name="T9">r</text:span>uns were done in npt in atmospheric pressure. Ran 0.5 ns in 300K, heated to 520 K in 1.5 ns, ran 0.5 ns in 520K.</text:p>
                </text:list-item>
                <text:list-item>
                  <text:p text:style-name="P11"><text:span text:style-name="T7">Start: replicate </text:span><text:span text:style-name="T8">1</text:span><text:span text:style-name="T9">6</text:span><text:span text:style-name="T7">^3 the mixed solution in 520 K, ran for </text:span><text:span text:style-name="T8">1</text:span><text:span text:style-name="T7"> ns in npt with </text:span><text:span text:style-name="T4">T=520, </text:span><text:span text:style-name="T7">Tdamp</text:span><text:span text:style-name="T4">=10</text:span><text:span text:style-name="T9">0</text:span><text:span text:style-name="T4">, P=1, Pdamp=1000 </text:span><text:span text:style-name="T7">timestep </text:span><text:span text:style-name="T8">= </text:span><text:span text:style-name="T9">0.25</text:span><text:span text:style-name="T7">fs. </text:span></text:p>
                </text:list-item>
                <text:list-item>
                  <text:p text:style-name="P20">Failed to converge energy with longer timestep; rate of ~3.5 ns/day.</text:p>
                </text:list-item>
              </text:list>
              <text:p text:style-name="P21"/>
            </text:list-item>
            <text:list-item>
              <text:p text:style-name="P12">Coarse-grained <text:span text:style-name="T9">o</text:span><text:span text:style-name="T1">ctadecene</text:span></text:p>
              <text:list>
                <text:list-item>
                  <text:p text:style-name="P19"><text:soft-page-break/>Mixing: 60 molecules of <text:span text:style-name="T9">o</text:span><text:span text:style-name="T1">ctadecene</text:span><text:span text:style-name="T6"> </text:span>using replicate, 1 atom of copper put randomly. Mixing <text:span text:style-name="T9">r</text:span>uns were done in npt in atmospheric pressure. Ran 0.5 ns in 300K, heated to 520 K in 1.5 ns, ran 0.5 ns in 520K.</text:p>
                </text:list-item>
                <text:list-item>
                  <text:p text:style-name="P13"><text:span text:style-name="T7">Start: replicate </text:span><text:span text:style-name="T8">1</text:span><text:span text:style-name="T9">6</text:span><text:span text:style-name="T7">^3 the mixed solution in 520 K, ran for </text:span><text:span text:style-name="T8">1</text:span><text:span text:style-name="T7"> ns in npt with </text:span><text:span text:style-name="T4">T=520, </text:span><text:span text:style-name="T7">Tdamp</text:span><text:span text:style-name="T4">=10</text:span><text:span text:style-name="T9">0</text:span><text:span text:style-name="T4">, P=1, Pdamp=1000 </text:span><text:span text:style-name="T7">timestep </text:span><text:span text:style-name="T8">= </text:span><text:span text:style-name="T9">0.25</text:span><text:span text:style-name="T7">fs. </text:span></text:p>
                </text:list-item>
                <text:list-item>
                  <text:p text:style-name="P22">Failed to converge energ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6:22:07.211473000</meta:creation-date>
    <dc:date>2022-01-19T17:16:34.656869057</dc:date>
    <meta:editing-duration>P12DT6H40M2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329" meta:character-count="2227" meta:non-whitespace-character-count="1960"/>
  </office:meta>
</office:document-meta>
</file>